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3cm" fo:min-width="6.8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7.386cm" svg:height="1.793cm" svg:x="10.569cm" svg:y="3.181cm">
          <text:p text:style-name="P1">Processing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386cm" svg:height="1.793cm" svg:x="10.587cm" svg:y="5.772cm">
          <text:p text:style-name="P1">Feature engineer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86cm" svg:height="1.793cm" svg:x="10.569cm" svg:y="8.307cm">
          <text:p text:style-name="P1">Feature sel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86cm" svg:height="1.793cm" svg:x="10.596cm" svg:y="10.825cm">
          <text:p text:style-name="P1">Model selection and tun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86cm" svg:height="1.793cm" svg:x="10.614cm" svg:y="13.352cm">
          <text:p text:style-name="P1">Submission to Kagg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89cm" svg:y1="4.974cm" svg:x2="14.289cm" svg:y2="5.773cm">
          <text:p/>
        </draw:line>
        <draw:line draw:style-name="gr2" draw:text-style-name="P2" draw:layer="layout" svg:x1="14.262cm" svg:y1="7.574cm" svg:x2="14.262cm" svg:y2="8.373cm">
          <text:p/>
        </draw:line>
        <draw:line draw:style-name="gr2" draw:text-style-name="P2" draw:layer="layout" svg:x1="14.289cm" svg:y1="12.594cm" svg:x2="14.289cm" svg:y2="13.393cm">
          <text:p/>
        </draw:line>
        <draw:line draw:style-name="gr2" draw:text-style-name="P2" draw:layer="layout" svg:x1="14.262cm" svg:y1="10.084cm" svg:x2="14.262cm" svg:y2="10.883cm">
          <text:p/>
        </draw:line>
        <draw:connector draw:style-name="gr2" draw:text-style-name="P2" draw:layer="layout" draw:type="curve" svg:x1="10.596cm" svg:y1="11.721cm" svg:x2="10.587cm" svg:y2="6.668cm" draw:start-shape="id1" draw:start-glue-point="3" draw:end-shape="id2" svg:d="M10596 11721c-765 0-760-5053-9-5053" svg:viewBox="0 0 574 5054">
          <text:p/>
        </draw:connector>
        <draw:connector draw:style-name="gr2" draw:text-style-name="P2" draw:layer="layout" draw:type="curve" svg:x1="10.587cm" svg:y1="6.668cm" svg:x2="10.569cm" svg:y2="4.077cm" draw:start-shape="id2" draw:start-glue-point="3" draw:end-shape="id3" svg:d="M10587 6668c-778 0-769-2591-18-2591" svg:viewBox="0 0 583 2592">
          <text:p/>
        </draw:connector>
        <draw:custom-shape draw:style-name="gr1" draw:text-style-name="P1" xml:id="id4" draw:id="id4" draw:layer="layout" svg:width="7.386cm" svg:height="1.793cm" svg:x="10.569cm" svg:y="0.6cm">
          <text:p text:style-name="P1">Exploring dat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89cm" svg:y1="2.374cm" svg:x2="14.289cm" svg:y2="3.173cm">
          <text:p/>
        </draw:line>
        <draw:connector draw:style-name="gr2" draw:text-style-name="P3" draw:layer="layout" draw:type="curve" draw:line-skew="-1.005cm" svg:x1="10.596cm" svg:y1="11.721cm" svg:x2="10.569cm" svg:y2="4.077cm" draw:start-shape="id1" draw:start-glue-point="3" draw:end-shape="id3" draw:end-glue-point="3" svg:d="M10596 11721c-2299 0-2286-7644-27-7644" svg:viewBox="0 0 1724 7645">
          <text:p/>
        </draw:connector>
        <draw:connector draw:style-name="gr2" draw:text-style-name="P3" draw:layer="layout" draw:type="curve" draw:line-skew="-1.611cm" svg:x1="10.596cm" svg:y1="11.721cm" svg:x2="10.569cm" svg:y2="1.496cm" draw:start-shape="id1" draw:start-glue-point="3" draw:end-shape="id4" svg:d="M10596 11721c-3208 0-3195-10225-27-10225" svg:viewBox="0 0 2406 10226">
          <text:p/>
        </draw:connector>
        <draw:connector draw:style-name="gr2" draw:text-style-name="P3" draw:layer="layout" draw:type="curve" svg:x1="17.955cm" svg:y1="1.496cm" svg:x2="17.973cm" svg:y2="6.668cm" draw:start-shape="id4" draw:start-glue-point="1" draw:end-shape="id2" svg:d="M17955 1496c778 0 769 5172 18 5172" svg:viewBox="0 0 583 5173">
          <text:p/>
        </draw:connector>
        <draw:connector draw:style-name="gr2" draw:text-style-name="P3" draw:layer="layout" draw:type="curve" draw:line-skew="-0.613cm" svg:x1="10.587cm" svg:y1="6.668cm" svg:x2="10.569cm" svg:y2="1.496cm" draw:start-shape="id2" draw:start-glue-point="3" draw:end-shape="id4" draw:end-glue-point="3" svg:d="M10587 6668c-1698 0-1689-5172-18-5172" svg:viewBox="0 0 1273 5173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9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6:04:43.894259336</meta:creation-date>
    <dc:date>2018-07-27T20:01:33.439389129</dc:date>
    <meta:editing-duration>PT2H55M16S</meta:editing-duration>
    <meta:editing-cycles>4</meta:editing-cycles>
    <meta:generator>LibreOffice/6.0.3.2$Linux_X86_64 LibreOffice_project/00m0$Build-2</meta:generator>
    <meta:document-statistic meta:object-count="40"/>
  </office:meta>
</office:document-meta>
</file>